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15.999cm" svg:height="8.999cm" svg:x="9.517cm" svg:y="0.338cm">
            <draw:object draw:notify-on-update-of-ranges="Feuille1.B2:Feuille1.B12 Feuille1.C2:Feuille1.C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string">
            <text:p>tension (V)</text:p>
          </table:table-cell>
          <table:table-cell office:value-type="string">
            <text:p>pH</text:p>
          </table:table-cell>
        </table:table-row>
        <table:table-row table:style-name="ro1">
          <table:table-cell/>
          <table:table-cell office:value-type="float" office:value="1.96444692082111">
            <text:p>1,9644469208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/>
          <table:table-cell office:value-type="float" office:value="1.88621759530792">
            <text:p>1,8862175953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/>
          <table:table-cell office:value-type="float" office:value="1.89648914956012">
            <text:p>1,8964891496</text:p>
          </table:table-cell>
          <table:table-cell office:value-type="float" office:value="10.8">
            <text:p>10,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3.58136480938416">
            <text:p>3,5813648094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/>
          <table:table-cell office:value-type="float" office:value="3.62950967741936">
            <text:p>3,6295096774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/>
          <table:table-cell office:value-type="float" office:value="3.49573607038123">
            <text:p>3,4957360704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2.98162287390029">
            <text:p>2,9816228739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.76304809384164">
            <text:p>2,7630480938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float" office:value="2.737442228739">
            <text:p>2,7374422287</text:p>
          </table:table-cell>
          <table:table-cell office:value-type="float" office:value="6">
            <text:p>6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rsh </meta:initial-creator>
    <meta:creation-date>2012-07-29T21:28:18</meta:creation-date>
    <dc:date>2012-07-30T12:37:45</dc:date>
    <dc:creator>kirsh </dc:creator>
    <meta:editing-duration>PT14H54M16S</meta:editing-duration>
    <meta:editing-cycles>1</meta:editing-cycles>
    <meta:document-statistic meta:table-count="3" meta:cell-count="20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6cm" svg:y="3.952cm" style:legend-expansion="high" chart:style-name="ch2"/>
        <chart:plot-area chart:style-name="ch3" table:cell-range-address="Feuille1.B2:Feuille1.C12" svg:x="0.77cm" svg:y="0.855cm" svg:width="10.15cm" svg:height="7.545cm">
          <chartooo:coordinate-region svg:x="1.391cm" svg:y="1.054cm" svg:width="9.43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C2:Feuille1.C12" chart:class="chart:scatter">
            <chart:domain table:cell-range-address="Feuille1.B2:Feuille1.B12"/>
            <chart:regression-curve chart:style-name="ch7">
              <chart:equation svg:x="8.296cm" svg:y="0.178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6444692082111">
                <text:p>1.96444692082111</text:p>
                <draw:g>
                  <svg:desc>Feuille1.B2:Feuille1.B12</svg:desc>
                </draw:g>
              </table:table-cell>
              <table:table-cell office:value-type="float" office:value="10.8">
                <text:p>10.8</text:p>
                <draw:g>
                  <svg:desc>Feuille1.C2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8621759530792">
                <text:p>1.8862175953079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9648914956012">
                <text:p>1.89648914956012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8136480938416">
                <text:p>3.5813648093841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2950967741936">
                <text:p>3.62950967741936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9573607038123">
                <text:p>3.4957360703812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98162287390029">
                <text:p>2.981622873900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76304809384164">
                <text:p>2.76304809384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37442228739">
                <text:p>2.73744222873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